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06cm" fo:min-width="0cm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909cm" fo:min-width="4.453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881cm" fo:min-width="4.425cm" fo:padding-top="0.139cm" fo:padding-bottom="0.139cm" fo:padding-left="0.264cm" fo:padding-right="0.2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96cm" fo:min-width="0cm"/>
    </style:style>
    <style:style style:name="gr6" style:family="graphic" style:parent-style-name="objectwithoutfill">
      <style:graphic-properties svg:stroke-color="#666666" draw:marker-end="Arrow_20_concave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3cm"/>
    </style:style>
    <style:style style:name="P1" style:family="paragraph">
      <loext:graphic-properties draw:fill="none" draw:fill-color="#ffffff"/>
      <style:text-properties style:font-name="Source Code Pro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fo:color="#000000" style:font-name="Source Sans Pro" fo:font-size="12pt" style:font-size-asian="12pt" style:font-size-complex="12pt"/>
    </style:style>
    <style:style style:name="T1" style:family="text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Source Code Pro" fo:font-size="10pt" style:font-size-asian="10pt" style:font-size-complex="10pt"/>
    </style:style>
    <style:style style:name="T3" style:family="text">
      <style:text-properties fo:color="#6b6400" style:font-name="Source Code Pro" fo:font-size="10pt" style:font-size-asian="10pt" style:font-size-complex="10pt"/>
    </style:style>
    <style:style style:name="T4" style:family="text">
      <style:text-properties style:use-window-font-color="true" style:font-name="Source Code Pro" fo:font-size="10pt" style:font-size-asian="10pt" style:font-size-complex="10pt"/>
    </style:style>
    <style:style style:name="T5" style:family="text">
      <style:text-properties fo:color="#21409a" style:font-name="Source Code Pro" fo:font-size="10pt" style:font-size-asian="10pt" style:font-size-complex="10pt"/>
    </style:style>
    <style:style style:name="T6" style:family="text">
      <style:text-properties style:font-name="Source Sans Pro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808080" style:font-name="Source Code Pro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00" style:font-name="Source Sans Pr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471cm" svg:height="4.256cm" svg:x="9.261cm" svg:y="2.016cm">
          <draw:text-box>
            <text:p><text:span text:style-name="T1">public</text:span><text:span text:style-name="T2"> </text:span><text:span text:style-name="T3">Object</text:span><text:span text:style-name="T2"> topAndPop() {</text:span></text:p>
            <text:p><text:span text:style-name="T2"><text:s text:c="4"/></text:span><text:span text:style-name="T2">if (</text:span><text:span text:style-name="T4">isEmpty</text:span><text:span text:style-name="T2">())</text:span></text:p>
            <text:p><text:span text:style-name="T2"><text:s text:c="8"/></text:span><text:span text:style-name="T1">return</text:span><text:span text:style-name="T2"> </text:span><text:span text:style-name="T5">null</text:span><text:span text:style-name="T2">;</text:span></text:p>
            <text:p><text:span text:style-name="T2"/></text:p>
            <text:p><text:span text:style-name="T2"><text:s text:c="4"/></text:span><text:span text:style-name="T3">Object</text:span><text:span text:style-name="T2"> item = top();</text:span></text:p>
            <text:p><text:span text:style-name="T2"><text:s text:c="4"/></text:span><text:span text:style-name="T2">array[topIdx--] = </text:span><text:span text:style-name="T5">null</text:span><text:span text:style-name="T2">;</text:span></text:p>
            <text:p><text:span text:style-name="T2"/></text:p>
            <text:p><text:span text:style-name="T2"><text:s text:c="4"/></text:span><text:span text:style-name="T1">return</text:span><text:span text:style-name="T2"> item;</text:span></text:p>
            <text:p><text:span text:style-name="T2">}</text:span></text:p>
          </draw:text-box>
        </draw:frame>
        <draw:line draw:style-name="gr2" draw:text-style-name="P2" draw:layer="layout" svg:x1="8.874cm" svg:y1="7.477cm" svg:x2="15.986cm" svg:y2="7.477cm">
          <text:p/>
        </draw:line>
        <draw:custom-shape draw:style-name="gr3" draw:text-style-name="P4" draw:layer="layout" svg:width="4.953cm" svg:height="2.159cm" svg:x="6.842cm" svg:y="8.874cm">
          <text:p text:style-name="P3"><text:span text:style-name="T6">Concolic Execution</text:span></text:p>
          <text:p text:style-name="P3"><text:span text:style-name="T7">JDar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953cm" svg:height="2.159cm" svg:x="12.303cm" svg:y="8.874cm">
          <text:p text:style-name="P3"><text:span text:style-name="T6">Dynamic Analysis</text:span></text:p>
          <text:p text:style-name="P3"><text:span text:style-name="T7">Daikon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1.335cm" svg:height="5.146cm" svg:x="8.461cm" svg:y="13.126cm">
          <draw:text-box>
            <text:p><text:span text:style-name="T8">// #doco-start</text:span></text:p>
            <text:p><text:span text:style-name="T8">// Global</text:span></text:p>
            <text:p><text:span text:style-name="T8">// - Preconditions:</text:span></text:p>
            <text:p><text:span text:style-name="T8">// <text:s text:c="4"/>x == 0</text:span></text:p>
            <text:p><text:span text:style-name="T8">// - Postconditions:</text:span></text:p>
            <text:p><text:span text:style-name="T8">// <text:s text:c="4"/>size(this.array) &lt; size(orig(this.array))</text:span></text:p>
            <text:p><text:span text:style-name="T8">// #doco-end</text:span></text:p>
            <text:p><text:span text:style-name="T1">public</text:span><text:span text:style-name="T2"> </text:span><text:span text:style-name="T3">Object</text:span><text:span text:style-name="T2"> topAndPop() {</text:span></text:p>
            <text:p><text:span text:style-name="T2"><text:s text:c="4"/></text:span><text:span text:style-name="T2">// ...</text:span></text:p>
            <text:p><text:span text:style-name="T2">}</text:span></text:p>
          </draw:text-box>
        </draw:frame>
        <draw:line draw:style-name="gr6" draw:text-style-name="P2" draw:layer="layout" svg:x1="9.128cm" svg:y1="11.033cm" svg:x2="11.922cm" svg:y2="12.684cm">
          <text:p/>
        </draw:line>
        <draw:frame draw:style-name="gr7" draw:text-style-name="P5" draw:layer="layout" svg:width="1.143cm" svg:height="0.78cm" svg:x="5.699cm" svg:y="9.636cm">
          <draw:text-box>
            <text:p><text:span text:style-name="T9">(b)</text:span></text:p>
          </draw:text-box>
        </draw:frame>
        <draw:line draw:style-name="gr2" draw:text-style-name="P2" draw:layer="layout" svg:x1="8.874cm" svg:y1="12.176cm" svg:x2="15.986cm" svg:y2="12.176cm">
          <text:p/>
        </draw:line>
        <draw:line draw:style-name="gr6" draw:text-style-name="P2" draw:layer="layout" svg:x1="14.716cm" svg:y1="11.033cm" svg:x2="11.922cm" svg:y2="12.684cm">
          <text:p/>
        </draw:line>
        <draw:line draw:style-name="gr6" draw:text-style-name="P2" draw:layer="layout" svg:x1="11.922cm" svg:y1="6.715cm" svg:x2="14.97cm" svg:y2="8.874cm">
          <text:p/>
        </draw:line>
        <draw:line draw:style-name="gr6" draw:text-style-name="P2" draw:layer="layout" svg:x1="11.922cm" svg:y1="6.715cm" svg:x2="9.509cm" svg:y2="8.874cm">
          <text:p/>
        </draw:line>
        <draw:frame draw:style-name="gr7" draw:text-style-name="P5" draw:layer="layout" svg:width="1.143cm" svg:height="0.78cm" svg:x="5.699cm" svg:y="3.159cm">
          <draw:text-box>
            <text:p><text:span text:style-name="T9">(a)</text:span></text:p>
          </draw:text-box>
        </draw:frame>
        <draw:frame draw:style-name="gr7" draw:text-style-name="P5" draw:layer="layout" svg:width="1.143cm" svg:height="0.78cm" svg:x="5.445cm" svg:y="14.571cm">
          <draw:text-box>
            <text:p><text:span text:style-name="T9">(b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Roboto" svg:font-family="Roboto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5:41:19.124758409</meta:creation-date>
    <dc:date>2018-03-25T20:28:49.063651038</dc:date>
    <meta:editing-duration>PT4H36M34S</meta:editing-duration>
    <meta:editing-cycles>8</meta:editing-cycles>
    <meta:generator>LibreOffice/5.4.6.2$Linux_X86_64 LibreOffice_project/40$Build-2</meta:generator>
    <meta:document-statistic meta:object-count="13"/>
  </office:meta>
</office:document-meta>
</file>